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HOT BEVRAGE</text:span><text:span text:style-name="T2"/></text:p>
      <text:p text:style-name="P1"><text:span text:style-name="T2">Coffee (Milk, Black)<text:s text:c="63"/>Rs.85/60</text:span></text:p>
      <text:p text:style-name="P1"><text:span text:style-name="T2">Tea (Milk, Black)<text:s text:c="70"/>Rs.75/40</text:span></text:p>
      <text:p text:style-name="P1"><text:span text:style-name="T2">Hot Lemon<text:s text:c="82"/>Rs.50</text:span></text:p>
      <text:p text:style-name="P1"><text:span text:style-name="T2">Lemon Tea<text:s text:c="82"/>Rs.55</text:span></text:p>
      <text:p text:style-name="P1"><text:span text:style-name="T2">Hot Lemon with Honey<text:s text:c="58"/>Rs.100</text:span></text:p>
      <text:p text:style-name="P1"><text:span text:style-name="T2">Hot Chocolate<text:s text:c="76"/>Rs.120</text:span></text:p>
      <text:p text:style-name="P1"><text:span text:style-name="T3">ALACARTE</text:span></text:p>
      <text:p text:style-name="P1"><text:span text:style-name="T4">Toast (French, Butter, Jam)<text:s text:c="51"/>Rs.165/90/90</text:span></text:p>
      <text:p text:style-name="P1"><text:span text:style-name="T4">Sandwich (Club, Chicken, Veg., Plain)<text:s text:c="30"/>Rs.300/275/160/60</text:span></text:p>
      <text:p text:style-name="P1"><text:span text:style-name="T4">Pancake<text:s text:c="90"/>Rs.160</text:span></text:p>
      <text:p text:style-name="P1"><text:span text:style-name="T5">OMELETTE</text:span><text:span text:style-name="T6"/></text:p>
      <text:p text:style-name="P1"><text:span text:style-name="T6">Omelette (Masala, Plain)<text:s text:c="56"/>Rs.125/100</text:span></text:p>
      <text:p text:style-name="P1"><text:span text:style-name="T6">Egg (Boiled 2pcs, Poach 2pcs)<text:s text:c="48"/>Rs.100/100</text:span></text:p>
      <text:p text:style-name="P1"><text:span text:style-name="T7">SOUP</text:span><text:span text:style-name="T8"/></text:p>
      <text:p text:style-name="P1"><text:span text:style-name="T8">Soup (Veg., Chicken, Mushroom)<text:s text:c="41"/>Rs.115/135/135</text:span></text:p>
      <text:p text:style-name="P1"><text:span text:style-name="T8">Veg. Hot &amp; Sour Soup<text:s text:c="65"/>Rs.135</text:span></text:p>
      <text:p text:style-name="P1"><text:span text:style-name="T8">Chicken Hot &amp; Sour Soup<text:s text:c="58"/>Rs.170</text:span></text:p>
      <text:p text:style-name="P1"><text:span text:style-name="T9">PAKODA</text:span><text:span text:style-name="T10"/></text:p>
      <text:p text:style-name="P1"><text:span text:style-name="T10">Pakoda (Veg., Aalu, Onion, Paneer, Cheese,<text:s text:c="19"/>Rs.165/165/165/310/310/175/275</text:span></text:p>
      <text:p text:style-name="P1"><text:span text:style-name="T10">Egg, Mushroom)</text:span></text:p>
      <text:p text:style-name="P1"><text:span text:style-name="T11">NEWARI SPECIAL</text:span></text:p>
      <text:p text:style-name="P1"><text:span text:style-name="T12">Samay Baji (Mushroom, Buff, Chicken, Hass,<text:s text:c="18"/>Rs.275/275/275/315/350)</text:span></text:p>
      <text:p text:style-name="P1"><text:span text:style-name="T12"><text:s/>Mutton)<text:s text:c="2"/></text:span></text:p>
      <text:p text:style-name="P1"><text:span text:style-name="T12">Chhoila (Mutten, Hass, Chicken, Buff)<text:s text:c="31"/>Rs.370/350/275/275)</text:span></text:p>
      <text:p text:style-name="P1"><text:span text:style-name="T12">Mixed Bara<text:s text:c="85"/>Rs.200</text:span></text:p>
      <text:p text:style-name="P1"><text:span text:style-name="T12">Mixed Chatamari<text:s text:c="73"/>Rs.200</text:span></text:p>
      <text:p text:style-name="P1"><text:span text:style-name="T12">Aalu Tama<text:s text:c="87"/>Rs.100</text:span></text:p>
      <text:p text:style-name="P1"><text:span text:style-name="T13">LOCAL CHICKEN</text:span><text:span text:style-name="T14"/></text:p>
      <text:p text:style-name="P1"><text:span text:style-name="T14">Local Chicken (Full, Half, Plate)<text:s text:c="46"/>Rs.3500/1750/600</text:span></text:p>
      <text:p text:style-name="P1"><text:span text:style-name="T15">VEG. DISH</text:span></text:p>
      <text:p text:style-name="P1"><text:span text:style-name="T16">Plain Rice, Veg. Curry, Daal, Aachar Papad, Salad<text:s text:c="11"/>Rs.370</text:span></text:p>
      <text:p text:style-name="P1"><text:span text:style-name="T17">VEG. DISH WITH CURRY</text:span><text:span text:style-name="T18"/></text:p>
      <text:p text:style-name="P1"><text:span text:style-name="T18">Plain Rice, Paneer/Mushroom, Veg. Curry<text:s text:c="25"/>Rs.500</text:span></text:p>
      <text:p text:style-name="P1"><text:span text:style-name="T18">Daal, Aachar, Papad, Salad</text:span></text:p>
      <text:p text:style-name="P1"><text:span text:style-name="T19">NON-VEG. DISH</text:span><text:span text:style-name="T20"/></text:p>
      <text:p text:style-name="P1"><text:span text:style-name="T20">Plain Rice, Chicken, Fish Curry, Daal, Veg Curry,<text:s text:c="14"/>Rs.500</text:span></text:p>
      <text:p text:style-name="P1"><text:span text:style-name="T20"><text:s/>Aachar, Papad, Saladb with Mutton<text:s text:c="38"/>Rs.600</text:span></text:p>
      <text:p text:style-name="P1"><text:span text:style-name="T21">JU JU DHAU</text:span><text:span text:style-name="T22"/></text:p>
      <text:p text:style-name="P1"><text:span text:style-name="T22">Ju Ju Dhau<text:s text:c="89"/>Rs.125</text:span></text:p>
      <text:p text:style-name="P1"><text:span text:style-name="T23">MOMO</text:span></text:p>
      <text:p text:style-name="P1"><text:span text:style-name="T24">Veg. Momo (Stream, Fried, Kothe, C, Chilly)<text:s text:c="21"/>Rs.170/170/170/170/190</text:span></text:p>
      <text:p text:style-name="P1"><text:span text:style-name="T24">Buff Momo (Stream, Fried, Kothe, C, Chilly)<text:s text:c="22"/>Rs.225/225/225/225/245</text:span></text:p>
      <text:p text:style-name="P1"><text:span text:style-name="T24">Chicken Momo (Stream, Fried, Kothe, C, Chilly)<text:s text:c="15"/>Rs.250/250/250/250/270</text:span></text:p>
      <text:p text:style-name="P1"><text:span text:style-name="T25">VEG.SNACKS</text:span></text:p>
      <text:p text:style-name="P1"><text:span text:style-name="T26">Papad (Dry, Fry, Masala)<text:s text:c="62"/>Rs.100/100/150</text:span></text:p>
      <text:p text:style-name="P1"><text:span text:style-name="T26">Sandheko (Bhatmas, Badam, Aalu, Gundruk)<text:s text:c="21"/>Rs.150/200/150/150</text:span></text:p>
      <text:p text:style-name="P1"><text:span text:style-name="T26">Prawn Fry<text:s text:c="91"/>Rs.100</text:span></text:p>
      <text:p text:style-name="P1"><text:span text:style-name="T26">Nepali Salad<text:s text:c="86"/>Rs.150</text:span></text:p>
      <text:p text:style-name="P1"><text:span text:style-name="T26">Aalu Jeera<text:s text:c="90"/>Rs.150</text:span></text:p>
      <text:p text:style-name="P1"><text:span text:style-name="T26">Potato Coin<text:s text:c="88"/>Rs.200</text:span></text:p>
      <text:p text:style-name="P1"><text:span text:style-name="T26">Chilly (Chips, Mushroom, Paneer)<text:s text:c="43"/>Rs.200</text:span></text:p>
      <text:p text:style-name="P1"><text:span text:style-name="T26">Finger Chips<text:s text:c="87"/>Rs.185</text:span></text:p>
      <text:p text:style-name="P1"><text:span text:style-name="T26">Kaju Fry<text:s text:c="96"/>Rs.370</text:span></text:p>
      <text:p text:style-name="P1"><text:span text:style-name="T26">Cheese Ball<text:s text:c="89"/>Rs.350</text:span></text:p>
      <text:p text:style-name="P1"><text:span text:style-name="T27">NON/VEG. SNACKS</text:span><text:span text:style-name="T28"/></text:p>
      <text:p text:style-name="P1"><text:span text:style-name="T28">Sekuwa (Mutton, Chicken, Buff)<text:s text:c="48"/>Rs.370/310/310</text:span></text:p>
      <text:p text:style-name="P1"><text:span text:style-name="T28">Buff Chilly<text:s text:c="92"/>Rs.310</text:span></text:p>
      <text:p text:style-name="P1"><text:span text:style-name="T28">Chicken Chilly Bone Less/with Bone<text:s text:c="40"/>Rs.310/280</text:span></text:p>
      <text:p text:style-name="P1"><text:span text:style-name="T28">Sandheko (Chicken, Buff, Buff Sukuti)<text:s text:c="36"/>Rs.310/310/310</text:span></text:p>
      <text:p text:style-name="P1"><text:span text:style-name="T28">Buff cracker<text:s text:c="89"/>Rs.310</text:span></text:p>
      <text:p text:style-name="P1"><text:span text:style-name="T28">Buff Sausage(Fry, Chilly)<text:s text:c="64"/>Rs.190/225</text:span></text:p>
      <text:p text:style-name="P1"><text:span text:style-name="T28">Chicken Sausage (Fry, Chilly)<text:tab/><text:tab/><text:tab/><text:tab/><text:s text:c="2"/>Rs.270/310</text:span></text:p>
      <text:p text:style-name="P1"><text:span text:style-name="T28">M/Head Boiled/Fry<text:s text:c="75"/>Rs.310</text:span></text:p>
      <text:p text:style-name="P1"><text:span text:style-name="T28">Fish Fry<text:s text:c="99"/>Rs.300</text:span></text:p>
      <text:p text:style-name="P1"><text:span text:style-name="T28">Meatball (Buff, Chicken)<text:s text:c="65"/>Rs.300/350</text:span></text:p>
      <text:p text:style-name="P1"><text:span text:style-name="T28">Pork<text:tab/><text:tab/><text:tab/><text:tab/><text:tab/><text:tab/><text:tab/><text:s text:c="3"/>Rs.350</text:span></text:p>
      <text:p text:style-name="P1"><text:span text:style-name="T29">CHICKEN SPECIAL</text:span></text:p>
      <text:p text:style-name="P1"><text:span text:style-name="T30">Chicken (Cracker, Finger, Drumsticks, Fry, Cutlet)<text:s text:c="15"/>Rs.400</text:span></text:p>
      <text:p text:style-name="P1"><text:span text:style-name="T30">Chicken (Roast, Grilled)<text:s text:c="66"/>Rs.500</text:span></text:p>
      <text:p text:style-name="P1"><text:span text:style-name="T30">Fish Grilled<text:s text:c="91"/>Rs.500</text:span></text:p>
      <text:p text:style-name="P1"><text:span text:style-name="T30">Chicken (Sizzler, Shashlik)<text:s text:c="61"/>Rs.550</text:span></text:p>
      <text:p text:style-name="P1"><text:span text:style-name="T30">Chicken Aalkive<text:s text:c="82"/>Rs.700</text:span></text:p>
      <text:p text:style-name="P1"><text:span text:style-name="T31">THUKPA</text:span><text:span text:style-name="T32"/></text:p>
      <text:p text:style-name="P1"><text:span text:style-name="T32">Thukpa (Veg., Buff, Chicken, Mixed)<text:s text:c="41"/>Rs.170/250/250/350</text:span></text:p>
      <text:p text:style-name="P1"><text:span text:style-name="T33">THENTHUK</text:span></text:p>
      <text:p text:style-name="P1"><text:span text:style-name="T34">Thenthuk (Veg., Buff, Chicken, Mixed)<text:s text:c="37"/>Rs.170/250/250/350</text:span></text:p>
      <text:p text:style-name="P1"><text:span text:style-name="T35">CHOPSUEY</text:span></text:p>
      <text:p text:style-name="P1"><text:span text:style-name="T36">Chopsuey (Veg., Chinese, American)<text:s text:c="40"/>Rs.270/350/400</text:span></text:p>
      <text:p text:style-name="P1"><text:span text:style-name="T37">PIZZA</text:span></text:p>
      <text:p text:style-name="P1"><text:span text:style-name="T38">Pizza (Cheese, Cheese Tomato, Mushroom, Chicken)<text:s text:c="8"/>Rs.350/350/450/500</text:span></text:p>
      <text:p text:style-name="P1"><text:span text:style-name="T39">TACOS</text:span><text:span text:style-name="T40"/></text:p>
      <text:p text:style-name="P1"><text:span text:style-name="T40">Tacos (Chicken, Buff, Veg.)<text:s text:c="61"/>Rs.370/370/300</text:span></text:p>
      <text:p text:style-name="P1"><text:span text:style-name="T41">FRIED RICE</text:span></text:p>
      <text:p text:style-name="P1"><text:span text:style-name="T42">Plain Rice<text:s text:c="96"/>Rs.140</text:span></text:p>
      <text:p text:style-name="P1"><text:span text:style-name="T42">Fry Rice (Veg., Buff, Chicken, Mixed)<text:s text:c="41"/>Rs.170/250/250/350</text:span></text:p>
      <text:p text:style-name="P1"><text:span text:style-name="T43">CHOWMEIN</text:span></text:p>
      <text:p text:style-name="P1"><text:span text:style-name="T44">Chowmein (Veg., Buff, Chicken, Mixed)<text:s text:c="35"/>Rs.170/250/250/350</text:span></text:p>
      <text:p text:style-name="P1"><text:span text:style-name="T45">SPRING ROLL</text:span><text:span text:style-name="T46"/></text:p>
      <text:p text:style-name="P1"><text:span text:style-name="T46">Spring Roll (Veg., Buff, Mixed)<text:s text:c="55"/>Rs.250/300/350</text:span></text:p>
      <text:p text:style-name="P1"><text:span text:style-name="T46">Chicken Roll<text:s text:c="92"/>Rs.300</text:span></text:p>
      <text:p text:style-name="P1"><text:span text:style-name="T47">CURRY</text:span></text:p>
      <text:p text:style-name="P1"><text:span text:style-name="T48">Curry (Veg., Fish, Chicken, Mutton, Paneer,<text:s text:c="29"/>Rs.125/300/300/400/350/250/170</text:span></text:p>
      <text:p text:style-name="P1"><text:span text:style-name="T48">Mushroom, Egg)</text:span></text:p>
      <text:p text:style-name="P1"><text:span text:style-name="T49">INDIAN DISH</text:span></text:p>
      <text:p text:style-name="P1"><text:span text:style-name="T50">Chapati Per Pcs<text:s text:c="86"/>Rs.40</text:span></text:p>
      <text:p text:style-name="P1"><text:span text:style-name="T50">Aalu (Paratha,Dum)<text:s text:c="77"/>Rs.160/100</text:span></text:p>
      <text:p text:style-name="P1"><text:span text:style-name="T50">Biryani (Chicken, Veg.)<text:s text:c="71"/>Rs.450/350</text:span></text:p>
      <text:p text:style-name="P1"><text:span text:style-name="T51">LASSI</text:span></text:p>
      <text:p text:style-name="P1"><text:span text:style-name="T52">Lassi (Plain, Sweet, Banana)<text:s text:c="61"/>Rs.100/120/140</text:span></text:p>
      <text:p text:style-name="P1"><text:span text:style-name="T53">COLD BEVERAGES</text:span></text:p>
      <text:p text:style-name="P1"><text:span text:style-name="T54">Cold Drink<text:s text:c="97"/>Rs.90</text:span></text:p>
      <text:p text:style-name="P1"><text:span text:style-name="T54">Fresh Lemon Soda<text:s text:c="81"/>Rs.100</text:span></text:p>
      <text:p text:style-name="P1"><text:span text:style-name="T54">Cold Coffee<text:s text:c="94"/>Rs.120</text:span></text:p>
      <text:p text:style-name="P1"><text:span text:style-name="T54">Can Juice<text:s text:c="99"/>Rs.150</text:span></text:p>
      <text:p text:style-name="P1"><text:span text:style-name="T54">Red Bull<text:s text:c="101"/>Rs.195</text:span></text:p>
      <text:p text:style-name="P1"><text:span text:style-name="T54">Real Juice 1 ltr.<text:s text:c="87"/>Rs.435</text:span></text:p>
      <text:p text:style-name="P1"><text:span text:style-name="T54">Mineral Water<text:s text:c="89"/>Rs.30</text:span></text:p>
      <text:p text:style-name="P1"><text:span text:style-name="T55">MILKSHAKE</text:span></text:p>
      <text:p text:style-name="P1"><text:span text:style-name="T56">Milkshake (Chocolate, Vanilla, Strawberry)<text:s text:c="31"/>Rs.170/150/150</text:span></text:p>
      <text:p text:style-name="P1"><text:span text:style-name="T57">BEER<text:s/></text:span><text:span text:style-name="T58"><text:s text:c="106"/>650ml</text:span></text:p>
      <text:p text:style-name="P1"><text:span text:style-name="T58">Carlsberg<text:s text:c="100"/>Rs.650</text:span></text:p>
      <text:p text:style-name="P1"><text:span text:style-name="T58">Tuborg<text:s text:c="105"/>Rs.600</text:span></text:p>
      <text:p text:style-name="P1"><text:span text:style-name="T58">Gorkha<text:s text:c="105"/>Rs.500</text:span></text:p>
      <text:p text:style-name="P1"><text:span text:style-name="T58"><text:s text:c="121"/>500ml</text:span></text:p>
      <text:p text:style-name="P1"><text:span text:style-name="T58">Can Beer (Carlsberg, Tuborg, Gorkha)<text:s text:c="45"/>Rs.500/450/400</text:span></text:p>
      <text:p text:style-name="P1"><text:span text:style-name="T59">DOMESTIC SPIRITS</text:span></text:p>
      <text:p text:style-name="P1"><text:span text:style-name="T60"><text:s text:c="42"/>60ml.<text:s text:c="15"/>Qrt.<text:s text:c="14"/>Half<text:s text:c="9"/>Full 750ml.</text:span></text:p>
      <text:p text:style-name="P1"><text:span text:style-name="T60">Khukuri Rum<text:s text:c="15"/>225<text:s text:c="19"/>675<text:s text:c="15"/>1350<text:s text:c="13"/>2700</text:span></text:p>
      <text:p text:style-name="P1"><text:span text:style-name="T60">Ruslan Vodka<text:s text:c="13"/>225<text:s text:c="20"/>675<text:s text:c="15"/>1350<text:s text:c="13"/>2700</text:span></text:p>
      <text:p text:style-name="P1"><text:span text:style-name="T60">8848 Vodka<text:s text:c="17"/>250<text:s text:c="20"/>740<text:s text:c="16"/>1475<text:s text:c="13"/>2950</text:span></text:p>
      <text:p text:style-name="P1"><text:span text:style-name="T60">Signature<text:s text:c="21"/>300<text:s text:c="20"/>890<text:s text:c="17"/>1775<text:s text:c="12"/>3550</text:span></text:p>
      <text:p text:style-name="P1"><text:span text:style-name="T60">Signature Red<text:s text:c="12"/>315<text:s text:c="20"/>950<text:s text:c="17"/>1900<text:s text:c="12"/>3800</text:span></text:p>
      <text:p text:style-name="P1"><text:span text:style-name="T60">Antiquity Blue<text:s text:c="11"/>335<text:s text:c="20"/>1000<text:s text:c="15"/>2000<text:s text:c="12"/>4000</text:span></text:p>
      <text:p text:style-name="P1"><text:span text:style-name="T60">Old Durbar<text:s text:c="18"/>325<text:s text:c="20"/>965<text:s text:c="18"/>1925<text:s text:c="13"/>3850</text:span></text:p>
      <text:p text:style-name="P1"><text:span text:style-name="T60">Old Durbar Chimney 450<text:s text:c="18"/>1250<text:s text:c="16"/>2500<text:s text:c="13"/>5000</text:span></text:p>
      <text:p text:style-name="P1"><text:span text:style-name="T60">Himalayan Reserve<text:s text:c="3"/>400<text:s text:c="19"/>1200<text:s text:c="16"/>2400<text:s text:c="13"/>4800</text:span></text:p>
      <text:p text:style-name="P1"><text:span text:style-name="T61">WINE</text:span></text:p>
      <text:p text:style-name="P1"><text:span text:style-name="T62"><text:s text:c="46"/>180ml.<text:s text:c="17"/>375ml.<text:s text:c="22"/>750ml.</text:span></text:p>
      <text:p text:style-name="P1"><text:span text:style-name="T62">Nepali<text:s text:c="35"/>265<text:s text:c="24"/>525<text:s text:c="31"/>1050</text:span></text:p>
      <text:p text:style-name="P1"><text:span text:style-name="T62">Spanish/Australian<text:s text:c="10"/>475<text:s text:c="24"/>950<text:s text:c="32"/>1900</text:span></text:p>
      <text:p text:style-name="P1"><text:span text:style-name="T62">JP Chenet<text:s text:c="29"/>725<text:s text:c="24"/>1450<text:s text:c="30"/>2900</text:span></text:p>
      <text:p text:style-name="P1"><text:span text:style-name="T63">IMPORTED SPIRITS</text:span><text:span text:style-name="T64"/></text:p>
      <text:p text:style-name="P1"><text:span text:style-name="T64"><text:s text:c="49"/>60ml.<text:s text:c="19"/>180ml.<text:s text:c="17"/>500ml.<text:s text:c="16"/>1000ml.</text:span></text:p>
      <text:p text:style-name="P1"><text:span text:style-name="T64">Red Label<text:s text:c="30"/>630<text:s text:c="23"/>1890<text:s text:c="22"/>5250<text:s text:c="21"/>10500</text:span></text:p>
      <text:p text:style-name="P1"><text:span text:style-name="T64">Blak Lable<text:s text:c="29"/>810<text:s text:c="24"/>2430<text:s text:c="22"/>6750<text:s text:c="21"/>13500</text:span></text:p>
      <text:p text:style-name="P1"><text:span text:style-name="T64">Vat 69<text:s text:c="37"/>560<text:s text:c="25"/>1675<text:s text:c="22"/>4650<text:s text:c="20"/>9300</text:span></text:p>
      <text:p text:style-name="P1"><text:span text:style-name="T64">Chivas Regal<text:s text:c="24"/>800<text:s text:c="25"/>2395<text:s text:c="22"/>6650<text:s text:c="20"/>13300</text:span></text:p>
      <text:p text:style-name="P1"><text:span text:style-name="T64">Doubble Black<text:s text:c="21"/>880<text:s text:c="25"/>2645<text:s text:c="22"/>7350<text:s text:c="20"/>14700</text:span></text:p>
      <text:p text:style-name="P1"><text:span text:style-name="T64">Beefeater Gin<text:s text:c="21"/>605<text:s text:c="26"/>1820<text:s text:c="23"/>5050<text:s text:c="19"/>10100</text:span></text:p>
      <text:p text:style-name="P1"><text:span text:style-name="T64">Smirnoff<text:s text:c="31"/>540<text:s text:c="27"/>1620<text:s text:c="23"/>4500<text:s text:c="20"/>9000</text:span></text:p>
      <text:p text:style-name="P1"><text:span text:style-name="T64">Jack Daniels<text:s text:c="24"/>720<text:s text:c="28"/>2160<text:s text:c="23"/>6000<text:s text:c="20"/>12000</text:span></text:p>
      <text:p text:style-name="P1"><text:span text:style-name="T64">Absolut Vodka<text:s text:c="19"/>595<text:s text:c="28"/>1790<text:s text:c="23"/>4975<text:s text:c="20"/>9950</text:span></text:p>
      <text:p text:style-name="P1"><text:span text:style-name="T64">Jameson Irish<text:s text:c="21"/>660<text:s text:c="28"/>1980<text:s text:c="23"/>5500<text:s text:c="20"/>11000</text:span></text:p>
      <text:p text:style-name="P1"><text:span text:style-name="T64">Glenfiddich<text:s text:c="25"/>960<text:s text:c="28"/>2880<text:s text:c="23"/>8000<text:s text:c="21"/>16000</text:span></text:p>
      <text:p text:style-name="P1"><text:span text:style-name="T65">HUKKAH</text:span><text:span text:style-name="T66"/></text:p>
      <text:p text:style-name="P1"><text:span text:style-name="T66">Double Apple<text:s text:c="73"/>Rs.400</text:span></text:p>
      <text:p text:style-name="P1"><text:span text:style-name="T66">Mint<text:s text:c="92"/>Rs.400</text:span></text:p>
      <text:p text:style-name="P1"><text:span text:style-name="T66">Extra Coil<text:s text:c="84"/>Rs.50</text:span></text:p>
      <text:p text:style-name="P1"><text:span text:style-name="T66"/></text:p>
      <text:p text:style-name="P1"><text:span text:style-name="T66"/></text:p>
      <text:p text:style-name="P1"><text:span text:style-name="T66"/></text:p>
      <text:p text:style-name="P1"><text:span text:style-name="T66"/></text:p>
      <text:p text:style-name="P1"><text:span text:style-name="T67"/></text:p>
      <text:p text:style-name="P1"><text:span text:style-name="T68"/></text:p>
      <text:p text:style-name="P1"><text:span text:style-name="T69"/></text:p>
      <text:p text:style-name="P1"><text:span text:style-name="T70"/></text:p>
      <text:p text:style-name="P1"><text:span text:style-name="T7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